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EB Garamond" svg:font-family="'EB Garamond', serif"/>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Garamond" fo:font-size="12pt" style:font-size-asian="12pt" style:font-size-complex="12pt"/>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Garamond" fo:font-size="12pt" style:text-underline-style="none" style:text-blinking="false" fo:background-color="transparent" style:font-size-asian="12pt" style:font-size-complex="12pt"/>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Garamond"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Garamond"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Garamond" fo:font-size="12pt" fo:font-style="normal" style:text-underline-style="none" fo:font-weight="normal" style:text-blinking="false" fo:background-color="transparent" style:font-size-asian="12pt" style:font-size-complex="12pt"/>
    </style:style>
    <style:style style:name="P6" style:family="paragraph" style:parent-style-name="Text_20_body" style:list-style-name="L2">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Garamond" fo:font-size="12pt" fo:font-style="normal" style:text-underline-style="none" fo:font-weight="normal" style:text-blinking="false" fo:background-color="transparent" style:font-size-asian="12pt" style:font-size-complex="12pt"/>
    </style:style>
    <style:style style:name="P7" style:family="paragraph" style:parent-style-name="Text_20_body" style:list-style-name="L3">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Garamond"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left="1.27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Garamond" fo:font-size="12pt" fo:font-style="normal" style:text-underline-style="none" fo:font-weight="bold" style:text-blinking="false" fo:background-color="transparent" style:font-size-asian="12pt" style:font-size-complex="12pt"/>
    </style:style>
    <style:style style:name="P9" style:family="paragraph" style:parent-style-name="Text_20_body" style:list-style-name="L1">
      <loext:graphic-properties draw:fill="none" draw:fill-color="#ffffff"/>
      <style:paragraph-properties fo:margin-left="1.27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 fo:font-size="12pt" fo:font-style="normal" style:text-underline-style="none" fo:font-weight="bold" style:text-blinking="false" fo:background-color="transparent" style:font-size-asian="12pt" style:font-size-complex="12pt"/>
    </style:style>
    <style:style style:name="P10" style:family="paragraph" style:parent-style-name="Text_20_body" style:list-style-name="L1">
      <loext:graphic-properties draw:fill="none" draw:fill-color="#ffffff"/>
      <style:paragraph-properties fo:margin-left="1.27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 fo:font-size="12pt" fo:font-style="normal" style:text-underline-style="none" fo:font-weight="bold" style:text-blinking="false" fo:background-color="transparent" style:font-size-asian="12pt" style:font-size-complex="12pt"/>
    </style:style>
    <style:style style:name="P11" style:family="paragraph" style:parent-style-name="Text_20_body">
      <style:paragraph-properties fo:margin-left="0cm" fo:margin-right="0cm" fo:margin-top="0.423cm" fo:margin-bottom="0.423cm" style:contextual-spacing="false" fo:line-height="138%" fo:text-indent="1.27cm" style:auto-text-indent="false" style:writing-mode="lr-tb"/>
      <style:text-properties fo:font-variant="normal" fo:text-transform="none" fo:color="#000000" loext:opacity="100%" style:text-line-through-style="none" style:text-line-through-type="none" style:font-name="Garamond" fo:font-size="12pt" fo:font-style="normal" style:text-underline-style="none" fo:font-weight="bold" style:text-blinking="false" fo:background-color="transparent" style:font-size-asian="12pt" style:font-size-complex="12pt"/>
    </style:style>
    <style:style style:name="P12" style:family="paragraph" style:parent-style-name="Text_20_body" style:list-style-name="L4">
      <loext:graphic-properties draw:fill="none" draw:fill-color="#ffffff"/>
      <style:paragraph-properties fo:margin-left="1.27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 fo:font-size="12pt" fo:font-style="normal" style:text-underline-style="none" fo:font-weight="bold" style:text-blinking="false" fo:background-color="transparent" style:font-size-asian="12pt" style:font-size-complex="12pt"/>
    </style:style>
    <style:style style:name="P13" style:family="paragraph" style:parent-style-name="Text_20_body" style:list-style-name="L4">
      <loext:graphic-properties draw:fill="none" draw:fill-color="#ffffff"/>
      <style:paragraph-properties fo:margin-left="1.27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Garamond" fo:font-size="12pt" fo:font-style="normal" style:text-underline-style="none" fo:font-weight="bold" style:text-blinking="false" fo:background-color="transparent" style:font-size-asian="12pt" style:font-size-complex="12pt"/>
    </style:style>
    <style:style style:name="P14" style:family="paragraph" style:parent-style-name="Text_20_body">
      <style:text-properties style:font-name="Garamond" fo:font-size="12pt" style:font-size-asian="12pt" style:font-size-complex="12pt"/>
    </style:style>
    <style:style style:name="P15" style:family="paragraph" style:parent-style-name="Text_20_body">
      <style:paragraph-properties fo:margin-top="0.423cm" fo:margin-bottom="0.423cm" style:contextual-spacing="false" fo:line-height="138%" style:writing-mode="lr-tb"/>
      <style:text-properties style:font-name="Garamond" fo:font-size="12pt" style:font-size-asian="12pt" style:font-size-complex="12pt"/>
    </style:style>
    <style:style style:name="P16" style:family="paragraph" style:parent-style-name="Text_20_body">
      <style:paragraph-properties fo:margin-left="0cm" fo:margin-right="0cm" fo:margin-top="0.423cm" fo:margin-bottom="0.423cm" style:contextual-spacing="false" fo:line-height="138%" fo:text-indent="1.27cm" style:auto-text-indent="false" style:writing-mode="lr-tb"/>
      <style:text-properties style:font-name="Garamond" fo:font-size="12pt" style:font-size-asian="12pt" style:font-size-complex="12pt"/>
    </style:style>
    <style:style style:name="T1" style:family="text">
      <style:text-properties style:font-name="EB Garamond" fo:font-size="11pt" fo:font-style="normal" fo:font-weight="normal"/>
    </style:style>
    <style:style style:name="T2" style:family="text">
      <style:text-properties fo:font-size="11pt" fo:font-style="normal" fo:font-weight="normal"/>
    </style:style>
    <style:style style:name="T3" style:family="text">
      <style:text-properties fo:font-style="normal" fo:font-weight="normal"/>
    </style:style>
    <style:style style:name="T4" style:family="text">
      <style:text-properties fo:font-variant="normal" fo:text-transform="none" fo:color="#000000" loext:opacity="100%" style:text-line-through-style="none" style:text-line-through-type="none" style:font-name="EB Garamond" fo:font-size="13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EB Garamond" fo:font-size="13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3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8a3c9e76-7fff-b2d7-a1d0-5ed86bdf0a49"/>             <text:span text:style-name="T3">Collections et expositions du Moma depuis 1929</text:span></text:p>
      <text:p text:style-name="P3">Giorgia Vocino, Marion Charpier Tomas Chaineux, Aude Eychenne - février 2023</text:p>
      <text:p text:style-name="P14"/>
      <text:p text:style-name="P4"><text:tab/>L’intention du projet est de mettre en lumière certaines orientations dans la constitution des collections du Moma qui est, au fil du temps, devenu un des plus importants musées du monde, la place prise par New York et les artistes américains sur la scène artistique (aux dépens de Paris, capitale mondiale de l’art jusqu’à la deuxième Guerre Mondiale), étant devenue prépondérante. </text:p>
      <text:p text:style-name="P14"/>
      <text:p text:style-name="P4"><text:tab/>Le projet met en relation trois datasets, les traite et les enrichit pour obtenir des</text:p>
      <text:p text:style-name="P4">visualisations de leurs données signifiantes.</text:p>
      <text:p text:style-name="P4">Les données :</text:p>
      <text:p text:style-name="P4"><text:tab/>Les trois sets sont disponibles sur le github du Moma. Obtenir un fichier présentant les données des oeuvres acquises par le musée et de leurs auteur.e.s artistes producteurs Le fichier artists est le plus simple et présente moins de métadonnées, le fichier artworks est plus conséquent et plus riche de données. C’est pourquoi le projet a visé à enrichir ce jeu d’origine de jeux tierces, un enrichissement avec le jeu artists lui-même enrichi par un jeu issu de requêtes Wikidata. </text:p>
      <text:p text:style-name="P14"/>
      <text:p text:style-name="P4">Plusieurs pistes ont alors été envisagées pour compléter ce dataset arwoks et réaliser des</text:p>
      <text:p text:style-name="P4">visualisations. Après plusieurs idées qui n’ont finalement pas été retenues, nous avons décidé</text:p>
      <text:p text:style-name="P4">de </text:p>
      <text:p text:style-name="P14"/>
      <text:p text:style-name="P15"><text:span text:style-name="T9">1. L’activité d’acquisition du Moma de sa création à 1989 à travers deux visualisations : <text:line-break/>- </text:span><text:span text:style-name="T10">Activité d’acquisition à travers les six départements du Moma</text:span></text:p>
      <text:p text:style-name="P5">- Evolution de la représentation des nationalités dans les collections</text:p>
      <text:p text:style-name="P8">Compléter le jeu de données initial</text:p>
      <text:p text:style-name="P8"><text:soft-page-break/>Préparer les données avec Dataiku</text:p>
      <text:list xml:id="list548563832" text:style-name="L1">
        <text:list-item>
          <text:p text:style-name="P9">préparation des jeux</text:p>
        </text:list-item>
        <text:list-item>
          <text:p text:style-name="P10">workflows</text:p>
        </text:list-item>
      </text:list>
      <text:p text:style-name="P8">Visualiser les données avec Tableau</text:p>
      <text:p text:style-name="P5">1. 1. Visualisation de l’activité d’acquisition  des œuvres au fil des années à travers les six départements du Moma : Architecture and Design ; Drawings and Prints ; Film ; Media and Performance ; Painting and Sculpture, Photography (voir comment par exemple les oeuvres architecture et design et la photo augmentent dans le temps, photographie à partir des années 60 . design des années 2000?)</text:p>
      <text:p text:style-name="P15"><text:span text:style-name="T10">1. 2. Visualisation présentant des comparaisons dans le temps entre la proportion d'artistes européens et américains. (présentation de plusieurs cartes / montrer le point de bascule où la part d'artistes américains augmente, envisager un découpage en 6 décennies de 30 à 90).<text:line-break/>Pour cette visualisation c’est la première date d'entrée d’un artiste dans les collections qui sera significative.</text:span></text:p>
      <text:p text:style-name="P11">Les données :</text:p>
      <text:p text:style-name="P15"><text:span text:style-name="T9">Le jeu de données d’origine artworks du Moma</text:span><text:span text:style-name="T6"> </text:span><text:span text:style-name="T10">est à préparer (préparation Marion): <text:line-break/>- avec un split colonne du champ artist, ce qui génère des doublons. trouver comment avoir le moins de doublons possible.<text:line-break/>- en alignant les données classification sur les données départements (exemple si classification = design, fusionner dans le département Architecture and Design). <text:line-break/>- en nettoyant la date : on a besoin seulement de l'année d'acquisition et non de la date complète mois jour. <text:line-break/>- en conservant la première date d'acquisition d’une oeuvre de l'artiste, (avec un formula dans une nouvelle colonne) </text:span></text:p>
      <text:p text:style-name="P5"><text:soft-page-break/>Travail sur ce jeu de données déjà effectué : (simplify text in Artist, Nationality, BeginDate, End Date, Gender, remove artist Bio, remove 10 colonnes inutiles, split and fold du champ date très sale pour remplacer le tiret par séparateur, ce qui donne des 191920, puis extract numbers champ date pour retirer tout ce qui n’est pas chiffre (les circa, les points), replace values champ date (.0  remplacé par no value),  ? du coup celles qui ont deux dates ont deux champs d’entrée.</text:p>
      <text:p text:style-name="P15"><text:span text:style-name="T9">Le nouveau jeu de données artistes = fruit d’une jointure jeu de données Wikidata artistes et jeu de données artists du Moma</text:span><text:span text:style-name="T10"><text:line-break/>Le premier jeu de données d’artistes Wikidata exposés au Moma obtenu après requêtage donne peu de résultats, et après jointure avec le jeu artists du Moma dans lequel seulement 20% des wikidataId étaient renseignés, n’augmentait ces données que de 4%.<text:line-break/>Un nouveau requêtage d’artistes du 19 et 20 ème siècle est à faire par domaine d’expression des artistes (Photographe, peintre, sculpteur dessinateur, graveur). <text:line-break/>Une seule requête wikidata découpée en plusieurs tranches de résultats sera jointe au jeu artists Moma. Dans ce dernier jeu les données nationalité seront transformées en données pays (modification à la main par entrée nationalité).</text:span></text:p>
      <text:p text:style-name="P15"><text:span text:style-name="T9">2. Présentation de l’activité d’exposition du Moma de sa création à aujourd’hui  à travers deux visualisations</text:span><text:span text:style-name="T6"> </text:span><text:span text:style-name="T10">: </text:span></text:p>
      <text:list xml:id="list474561383" text:style-name="L2">
        <text:list-item>
          <text:p text:style-name="P6">Proportion d’artistes exposés de leur vivant depuis la création du musée jusqu’en 1989 </text:p>
        </text:list-item>
      </text:list>
      <text:list xml:id="list4240069093" text:style-name="L3">
        <text:list-item>
          <text:p text:style-name="P7">Activité d’exposition du musée de sa création jusqu'aujourd’hui.</text:p>
        </text:list-item>
      </text:list>
      <text:p text:style-name="P8">Compléter le jeu de données initial</text:p>
      <text:p text:style-name="P8">Préparer les données avec Dataiku</text:p>
      <text:list xml:id="list2655348495" text:style-name="L4">
        <text:list-item>
          <text:p text:style-name="P12">préparation des jeux</text:p>
        </text:list-item>
        <text:list-item>
          <text:p text:style-name="P13">workflows</text:p>
        </text:list-item>
      </text:list>
      <text:p text:style-name="P8">Visualiser les données avec Tableau</text:p>
      <text:p text:style-name="P14"><text:soft-page-break/></text:p>
      <text:p text:style-name="P5">2. 1. Visualisation de la proportion d’artistes exposés de leur vivant depuis la création du musée jusqu’en 1989.</text:p>
      <text:p text:style-name="P16"><text:span text:style-name="T9">Les données :<text:line-break/></text:span><text:span text:style-name="T10">Pour cette visualisation le jeu de données exhibitions du Moma sera nettoyé pour ne retenir que les personnalités qui sont véritablement des artistes et retirer les conservateurs, et préparé pour comparer date de naissance et date de mort des artistes avec année de l’exposition afin de retenir dans une nouvelle colonne l’information vivant ou mort au moment de l’exposition. (utiliser Formula / faire un booléen si enddate &gt; date expo renvoie true : signifie qu'il est vivant )</text:span></text:p>
      <text:p text:style-name="P5">2. 2. Visualisation de l'activité d’exposition du musée de sa création jusqu'aujourd’hui.</text:p>
      <text:p text:style-name="P16"><text:span text:style-name="T9">Les données : <text:line-break/></text:span><text:span text:style-name="T10">Le jeu de données de départ comportant les données liées aux expositions jusqu’à 1989 seulement, la mise en place de cette visualisation implique d'enrichir ce jeu de départ avec les  données des expositions programmées depuis 1989 également et qui sont disponibles dans  Wikidata. Cela implique de réduire le jeu exhibitions Moma au strict essentiel, ne retenant que titre et date de l’exposition, et de l’enrichir avec un jeu wikidata qui sera le résultat d’une requête des expositions du Moma retenant titre, date et wikidataID de l’exposition).</text:span></text:p>
      <text:p text:style-name="P5">jeu d’arrivée : 2438 titres d’exposition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EB Garamond" svg:font-family="'EB Garamond', serif"/>
    <style:font-face style:name="Garamond" svg:font-family="Garamond"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2T14:40:12.089753127</meta:creation-date>
    <dc:date>2023-02-12T14:41:33.925254587</dc:date>
    <meta:editing-duration>PT1M22S</meta:editing-duration>
    <meta:editing-cycles>1</meta:editing-cycles>
    <meta:document-statistic meta:table-count="0" meta:image-count="0" meta:object-count="0" meta:page-count="4" meta:paragraph-count="36" meta:word-count="958" meta:character-count="6041" meta:non-whitespace-character-count="5091"/>
    <meta:generator>LibreOffice/7.3.7.2$Linux_X86_64 LibreOffice_project/30$Build-2</meta:generator>
  </office:meta>
</office:document-meta>
</file>